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4.244cm" svg:height="8.012cm" svg:x="0.5cm" svg:y="1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9-06-10T14:37:36.276469842</dc:date>
    <meta:editing-duration>PT4M36S</meta:editing-duration>
    <meta:editing-cycles>19</meta:editing-cycles>
    <meta:generator>LibreOffice/6.0.7.3$Linux_X86_64 LibreOffice_project/00m0$Build-3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245cm" svg:height="8.013cm" xlink:href="." xlink:type="simple" chart:class="chart:scatter" chart:style-name="ch1">
        <chart:plot-area chart:style-name="ch2" chart:data-source-has-labels="both" svg:x="0.284cm" svg:y="0.16cm" svg:width="13.677cm" svg:height="7.693cm">
          <chartooo:coordinate-region svg:x="0.826cm" svg:y="0.359cm" svg:width="13.041cm" svg:height="7.295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-0.0628215181562566">
                <text:p>-0.06282151815625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-0.125581039058627">
                <text:p>-0.1255810390586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-0.188216626637029">
                <text:p>-0.1882166266370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-0.250666467128609">
                <text:p>-0.2506664671286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0.312868930080462">
                <text:p>-0.3128689300804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0.374762629171449">
                <text:p>-0.3747626291714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0.436286482793085">
                <text:p>-0.4362864827930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0.49737977432971">
                <text:p>-0.497379774329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0.557982212078459">
                <text:p>-0.5579822120784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0.618033988749895">
                <text:p>-0.6180339887498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0.677475840490583">
                <text:p>-0.6774758404905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0.736249105369356">
                <text:p>-0.7362491053693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0.794295781269561">
                <text:p>-0.7942957812695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0.851558583130145">
                <text:p>-0.8515585831301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0.907980999479094">
                <text:p>-0.9079809994790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0.963507348203431">
                <text:p>-0.9635073482034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1.01808283150074">
                <text:p>-1.018082831500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1.12416675570426">
                <text:p>-1.124166755704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1.22581410730595">
                <text:p>-1.225814107305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1.3226237306473">
                <text:p>-1.32262373064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1.4142135623731">
                <text:p>-1.41421356237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1.45793725484282">
                <text:p>-1.457937254842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1.50022213926092">
                <text:p>-1.500222139260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1.58031002475138">
                <text:p>-1.580310024751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1.6180339887499">
                <text:p>-1.61803398874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1.65416114854912">
                <text:p>-1.654161148549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1.72148405400789">
                <text:p>-1.721484054007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1.78201304837674">
                <text:p>-1.782013048376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1.83550925136796">
                <text:p>-1.835509251367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1.88176153790845">
                <text:p>-1.881761537908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1.92058737135389">
                <text:p>-1.920587371353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1.95183352387749">
                <text:p>-1.951833523877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1.97537668119028">
                <text:p>-1.975376681190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1.99112392920616">
                <text:p>-1.991123929206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1.99901312073146">
                <text:p>-1.999013120731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1.99901312073146">
                <text:p>-1.999013120731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1.99112392920616">
                <text:p>-1.991123929206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1.97537668119028">
                <text:p>-1.975376681190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1.9518335238775">
                <text:p>-1.95183352387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1.92058737135389">
                <text:p>-1.920587371353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1.88176153790845">
                <text:p>-1.881761537908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1.83550925136796">
                <text:p>-1.835509251367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1.78201304837674">
                <text:p>-1.782013048376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1.72148405400789">
                <text:p>-1.7214840540078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1.65416114854912">
                <text:p>-1.654161148549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1.6180339887499">
                <text:p>-1.61803398874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1.58031002475138">
                <text:p>-1.580310024751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1.50022213926092">
                <text:p>-1.5002221392609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1.45793725484282">
                <text:p>-1.457937254842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1.4142135623731">
                <text:p>-1.41421356237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1.3226237306473">
                <text:p>-1.32262373064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1.22581410730595">
                <text:p>-1.225814107305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1.12416675570426">
                <text:p>-1.124166755704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1.01808283150074">
                <text:p>-1.0180828315007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0.96350734820343">
                <text:p>-0.9635073482034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0.907980999479093">
                <text:p>-0.9079809994790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0.851558583130146">
                <text:p>-0.85155858313014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0.794295781269561">
                <text:p>-0.79429578126956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0.736249105369356">
                <text:p>-0.7362491053693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0.677475840490583">
                <text:p>-0.67747584049058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0.618033988749895">
                <text:p>-0.6180339887498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0.557982212078458">
                <text:p>-0.55798221207845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0.49737977432971">
                <text:p>-0.497379774329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0.436286482793085">
                <text:p>-0.43628648279308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0.37476262917145">
                <text:p>-0.374762629171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0.312868930080462">
                <text:p>-0.3128689300804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0.250666467128609">
                <text:p>-0.25066646712860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0.188216626637029">
                <text:p>-0.1882166266370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0.125581039058627">
                <text:p>-0.1255810390586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0.0628215181562565">
                <text:p>-0.062821518156256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2.44929359829471E-016">
                <text:p>-2.44929359829471E-0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0.062821518156256">
                <text:p>0.06282151815625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0.125581039058627">
                <text:p>0.12558103905862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0.188216626637028">
                <text:p>0.1882166266370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0.250666467128609">
                <text:p>0.25066646712860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0.312868930080461">
                <text:p>0.31286893008046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0.37476262917145">
                <text:p>0.3747626291714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0.436286482793085">
                <text:p>0.43628648279308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0.49737977432971">
                <text:p>0.4973797743297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0.557982212078459">
                <text:p>0.55798221207845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0.618033988749895">
                <text:p>0.61803398874989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0.677475840490583">
                <text:p>0.67747584049058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0.736249105369357">
                <text:p>0.73624910536935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0.79429578126956">
                <text:p>0.7942957812695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0.851558583130145">
                <text:p>0.85155858313014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0.907980999479092">
                <text:p>0.90798099947909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0.96350734820343">
                <text:p>0.9635073482034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1.01808283150074">
                <text:p>1.0180828315007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1.12416675570426">
                <text:p>1.124166755704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1.22581410730595">
                <text:p>1.225814107305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1.3226237306473">
                <text:p>1.322623730647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1.4142135623731">
                <text:p>1.414213562373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1.50022213926092">
                <text:p>1.5002221392609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1.58031002475138">
                <text:p>1.5803100247513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1.61803398874989">
                <text:p>1.6180339887498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1.65416114854912">
                <text:p>1.6541611485491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1.72148405400789">
                <text:p>1.7214840540078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1.78201304837674">
                <text:p>1.7820130483767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1.83550925136796">
                <text:p>1.8355092513679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1.88176153790845">
                <text:p>1.8817615379084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1.92058737135389">
                <text:p>1.9205873713538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1.95183352387749">
                <text:p>1.9518335238774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1.97537668119028">
                <text:p>1.9753766811902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1.99112392920616">
                <text:p>1.9911239292061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1.99901312073146">
                <text:p>1.9990131207314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